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23972" officeooo:paragraph-rsid="00123972" style:font-size-asian="15.75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-12 Math Tutors</text:p>
      <text:p text:style-name="P1"/>
      <text:p text:style-name="P1"/>
      <text:p text:style-name="P1"/>
      <text:p text:style-name="P1"><text:tab/><text:tab/><text:tab/><text:tab/><text:tab/> <text:s text:c="5"/>K-5th Grade <text:tab/><text:tab/><text:tab/><text:tab/><text:tab/><text:tab/><text:tab/><text:tab/><text:tab/>Mrs. East<text:tab/><text:tab/> <text:tab/></text:p>
      <text:p text:style-name="P1"><text:tab/><text:tab/> 520-586-1111<text:tab/><text:tab/><text:tab/></text:p>
      <text:p text:style-name="P1"><text:a xlink:type="simple" xlink:href="mailto:susaneast@gmail.com" text:style-name="Internet_20_link" text:visited-style-name="Visited_20_Internet_20_Link">susaneast@gmail.com</text:a></text:p>
      <text:p text:style-name="P1"/>
      <text:p text:style-name="P1"/>
      <text:p text:style-name="P1"/>
      <text:p text:style-name="P1"/>
      <text:p text:style-name="P1">6th-8th Grade</text:p>
      <text:p text:style-name="P1">Mrs. Pittman</text:p>
      <text:p text:style-name="P1">520-586-1112</text:p>
      <text:p text:style-name="P1"><text:a xlink:type="simple" xlink:href="mailto:kimberlypittman@gmail.com" text:style-name="Internet_20_link" text:visited-style-name="Visited_20_Internet_20_Link">kimberlypittman@gmail.com</text:a></text:p>
      <text:p text:style-name="P1"/>
      <text:p text:style-name="P1"/>
      <text:p text:style-name="P1"/>
      <text:p text:style-name="P1"/>
      <text:p text:style-name="P1">9th-12th Grade</text:p>
      <text:p text:style-name="P1">Mrs. Kading</text:p>
      <text:p text:style-name="P1">520-586-1113</text:p>
      <text:p text:style-name="P1"><text:a xlink:type="simple" xlink:href="mailto:kandacekading@gmail.com" text:style-name="Internet_20_link" text:visited-style-name="Visited_20_Internet_20_Link">kandacekading@gmail.com</text:a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5T08:06:04.886000000</meta:creation-date>
    <dc:date>2021-01-05T08:15:20.177000000</dc:date>
    <meta:editing-duration>PT9M18S</meta:editing-duration>
    <meta:editing-cycles>1</meta:editing-cycles>
    <meta:document-statistic meta:table-count="0" meta:image-count="0" meta:object-count="0" meta:page-count="1" meta:paragraph-count="12" meta:word-count="21" meta:character-count="220" meta:non-whitespace-character-count="181"/>
    <meta:generator>LibreOffice/6.2.8.2$Windows_X86_64 LibreOffice_project/f82ddfca21ebc1e222a662a32b25c0c9d20169ee</meta:generator>
  </office:meta>
</office:document-meta>
</file>